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3.556cm" fo:min-width="15.259cm"/>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3.556cm" fo:min-width="20.123cm"/>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0.002cm"/>
    </style:style>
    <style:style style:name="gr6" style:family="graphic" style:parent-style-name="standard">
      <style:graphic-properties draw:textarea-horizontal-align="justify" draw:textarea-vertical-align="middle" draw:auto-grow-height="false" fo:min-height="1.909cm" fo:min-width="6.035cm"/>
    </style:style>
    <style:style style:name="gr7" style:family="graphic" style:parent-style-name="standard">
      <style:graphic-properties draw:textarea-horizontal-align="justify" draw:textarea-vertical-align="middle" draw:auto-grow-height="false" fo:min-height="1.058cm" fo:min-width="3.736cm"/>
    </style:style>
    <style:style style:name="gr8" style:family="graphic" style:parent-style-name="standard">
      <style:graphic-properties draw:stroke="none" svg:stroke-color="#000000" draw:fill="none" draw:fill-color="#ffffff" fo:min-height="0.778cm"/>
    </style:style>
    <style:style style:name="gr9" style:family="graphic" style:parent-style-name="standard">
      <style:graphic-properties draw:stroke="none" svg:stroke-color="#000000" draw:fill="none" draw:fill-color="#ffffff" fo:min-height="0.529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marker-start="Arrow" draw:marker-start-width="0.3cm" draw:textarea-vertical-align="middle"/>
    </style:style>
    <style:style style:name="gr12" style:family="graphic" style:parent-style-name="standard">
      <style:graphic-properties draw:stroke="none" svg:stroke-color="#000000" draw:fill="none" draw:fill-color="#ffffff" fo:min-height="0.573cm"/>
    </style:style>
    <style:style style:name="gr13" style:family="graphic" style:parent-style-name="standard">
      <style:graphic-properties draw:marker-start="Square" draw:marker-start-width="0.3cm" draw:marker-end="Arrow" draw:marker-end-width="0.3cm" draw:textarea-vertical-align="middle"/>
    </style:style>
    <style:style style:name="gr14" style:family="graphic" style:parent-style-name="standard">
      <style:graphic-properties draw:marker-start="Arrow" draw:marker-start-width="0.3cm" draw:marker-end="Square" draw:marker-end-width="0.3cm"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529cm" fo:min-width="4.381cm"/>
    </style:style>
    <style:style style:name="gr16" style:family="graphic" style:parent-style-name="standard">
      <style:graphic-properties draw:stroke="none" draw:fill="none" fo:min-height="15.80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fo:font-size="14.6000003814697pt"/>
    </style:style>
    <style:style style:name="P5" style:family="paragraph">
      <loext:graphic-properties draw:fill="none" draw:fill-color="#ffffff"/>
      <style:text-properties fo:font-size="14.6000003814697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NTRO to ROS II</text:p>
          </draw:text-box>
        </draw:frame>
        <draw:frame presentation:style-name="pr2" draw:text-style-name="P1" draw:layer="layout" svg:width="25.199cm" svg:height="12.179cm" svg:x="1.4cm" svg:y="4.914cm" presentation:class="subtitle">
          <draw:text-box>
            <text:p>Overview</text:p>
            <text:p/>
            <text:p>ROS and Robotics Concepts from high altitude</text:p>
            <text:p/>
            <text:p/>
            <text:p>ROBOT &lt;CONTROL&gt; WORLD</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text:s/>INTRO to ROS II (Robot)</text:p>
          </draw:text-box>
        </draw:frame>
        <draw:frame presentation:style-name="pr4" draw:layer="layout" svg:width="25.199cm" svg:height="12.179cm" svg:x="1.4cm" svg:y="4.914cm" presentation:class="outline">
          <draw:text-box>
            <text:list text:style-name="L2">
              <text:list-item>
                <text:p>A Robot is a mechanism consisting of sensors, effectors, power source, control systems that can mimic the activity of a biological organism.</text:p>
              </text:list-item>
              <text:list-item>
                <text:p>It is equivalent to an organism that has muscles, senses, nervous system, etc</text:p>
              </text:list-item>
              <text:list-item>
                <text:p>The Botvac is a differential drive robot that consists of motors (Two wheels) Sensors (XV-11 Lidar) bumb, floor, rotation) a battery, micro controller – as a ROSbot <text:s/>- it also has a Pi 3.</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TRO to ROS II (Kinetic)</text:p>
          </draw:text-box>
        </draw:frame>
        <draw:frame presentation:style-name="pr4" draw:layer="layout" svg:width="25.199cm" svg:height="12.179cm" svg:x="1.4cm" svg:y="4.914cm" presentation:class="outline">
          <draw:text-box>
            <text:list text:style-name="L2">
              <text:list-item>
                <text:p>The ROS (Robot Operating System) would better by named Robot Application Framework, but RAF was already taken as an organization name. ROS consists of nodes (pieces of code) that use message passing to control the numerous functions of a robot and its interaction with the environment. <text:s/>The method is called publish and subscribe, and can be used across multiple processors.</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INTRO to ROS II(networking)</text:p>
          </draw:text-box>
        </draw:frame>
        <draw:frame presentation:style-name="pr4" draw:layer="layout" svg:width="25.199cm" svg:height="12.179cm" svg:x="1.4cm" svg:y="4.914cm" presentation:class="outline">
          <draw:text-box>
            <text:list text:style-name="L2">
              <text:list-item>
                <text:p>Since multiple computers are almost always used to control our robot, making sure networking is working well is important) While zero.conf is used to setup the hosts file, it helps to always specify ROS environment variables by IP number. (set up in .bashrc</text:p>
              </text:list-item>
              <text:list-item>
                <text:p>ROS_IP=10.42.0.1</text:p>
              </text:list-item>
              <text:list-item>
                <text:p>ROS_MASTER_URI=http://10.42.0.1:11311</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INTRO to ROS II (time)</text:p>
          </draw:text-box>
        </draw:frame>
        <draw:frame presentation:style-name="pr4" draw:layer="layout" svg:width="25.199cm" svg:height="12.179cm" svg:x="1.4cm" svg:y="4.914cm" presentation:class="outline">
          <draw:text-box>
            <text:list text:style-name="L2">
              <text:list-item>
                <text:p>Synchronizing time between computers running ROS is critical. Navigation and go to goal only work if the timestamps are within 1 to 2 seconds of eachother.</text:p>
              </text:list-item>
              <text:list-item>
                <text:p>We are including a RTC on our Pi 3s</text:p>
              </text:list-item>
              <text:list-item>
                <text:p>Sudo hwclock -r <text:s/>(reads RTC)</text:p>
              </text:list-item>
              <text:list-item>
                <text:p>-w writes system to RTC, -s writes RTC to sys.</text:p>
              </text:list-item>
              <text:list-item>
                <text:p>Ntpdate, chrony are other methods to sync.</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NTRO to ROS II(catkin)</text:p>
          </draw:text-box>
        </draw:frame>
        <draw:frame presentation:style-name="pr4" draw:layer="layout" svg:width="25.199cm" svg:height="12.179cm" svg:x="1.4cm" svg:y="4.914cm" presentation:class="outline" presentation:user-transformed="true">
          <draw:text-box>
            <text:list text:style-name="L2">
              <text:list-item>
                <text:p>While most of ROS is loaded via debs using apt-get, most of the Botvac specific code exists in the ~/catkin_ws/src/intro_to_ros directory</text:p>
                <text:p/>
              </text:list-item>
            </text:list>
          </draw:text-box>
        </draw:frame>
        <draw:frame draw:style-name="gr2" draw:text-style-name="P2" draw:layer="layout" svg:width="15.759cm" svg:height="3.806cm" svg:x="2.286cm" svg:y="9.906cm">
          <draw:text-box>
            <text:p>bv80bot_base_map.launch <text:s text:c="2"/>bv80bot_gui_only.launch </text:p>
            <text:p>bv80bot_base_nav.launch <text:s text:c="2"/>bv80bot_map_gui.launch</text:p>
            <text:p>bv80bot_base_only.launch <text:s/>bv80bot_nav_gui.launch</text:p>
            <text:p>/include</text:p>
            <text:p/>
          </draw:text-box>
        </draw:frame>
        <draw:frame draw:style-name="gr3" draw:text-style-name="P2" draw:layer="layout" svg:width="0.502cm" svg:height="1.673cm" svg:x="17.78cm" svg:y="11.938cm">
          <draw:text-box>
            <text:p/>
            <text:p/>
          </draw:text-box>
        </draw:frame>
        <draw:frame draw:style-name="gr4" draw:text-style-name="P2" draw:layer="layout" svg:width="20.623cm" svg:height="3.806cm" svg:x="2.54cm" svg:y="13.208cm">
          <draw:text-box>
            <text:p>bv80bot_base.launch <text:s/>bv80bot_njoy.launch <text:s text:c="4"/>velocity_smoother.launch</text:p>
            <text:p>bv80bot_gui.launch <text:s text:c="2"/>keyboard_teleop.launch <text:s/>xbox360_teleop.launch</text:p>
            <text:p>bv80bot_map.launch <text:s text:c="2"/>logitech_teleop.launch</text:p>
            <text:p>bv80bot_nav.launch <text:s text:c="2"/>ps3_teleop.launch</text:p>
            <text:p/>
          </draw:text-box>
        </draw:frame>
        <draw:frame draw:style-name="gr5" draw:text-style-name="P2" draw:layer="layout" svg:width="0.502cm" svg:height="2.384cm" svg:x="24.638cm" svg:y="8.128cm">
          <draw:text-box>
            <text:p/>
            <text:p/>
            <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6" draw:text-style-name="P3" draw:layer="layout" svg:width="6.535cm" svg:height="2.159cm" svg:x="5.626cm" svg:y="8.122cm">
          <text:p/>
          <draw:enhanced-geometry svg:viewBox="0 0 21600 21600" draw:type="rectangle" draw:enhanced-path="M 0 0 L 21600 0 21600 21600 0 21600 0 0 Z N"/>
        </draw:custom-shape>
        <draw:custom-shape draw:style-name="gr7" draw:text-style-name="P3" draw:layer="layout" svg:width="5.99cm" svg:height="1.85cm" svg:x="5.62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5.99cm" svg:height="1.85cm" svg:x="5.62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5.99cm" svg:height="1.85cm" svg:x="17.244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3.993cm" svg:height="1.028cm" svg:x="7.079cm" svg:y="8.739cm">
          <draw:text-box>
            <text:p text:style-name="P4">robot</text:p>
          </draw:text-box>
        </draw:frame>
        <draw:frame draw:style-name="gr9" draw:text-style-name="P5" draw:layer="layout" svg:width="3.63cm" svg:height="0.827cm" svg:x="7.079cm" svg:y="4.523cm">
          <draw:text-box>
            <text:p text:style-name="P4">Pi 3</text:p>
          </draw:text-box>
        </draw:frame>
        <draw:frame draw:style-name="gr9" draw:text-style-name="P5" draw:layer="layout" svg:width="5.083cm" svg:height="0.827cm" svg:x="17.062cm" svg:y="4.729cm">
          <draw:text-box>
            <text:p text:style-name="P4"><text:s text:c="3"/>Laptop</text:p>
          </draw:text-box>
        </draw:frame>
        <draw:line draw:style-name="gr10" draw:text-style-name="P6" draw:layer="layout" svg:x1="12.887cm" svg:y1="4.729cm" svg:x2="16.336cm" svg:y2="4.729cm">
          <text:p/>
        </draw:line>
        <draw:line draw:style-name="gr11" draw:text-style-name="P3" draw:layer="layout" svg:x1="13.251cm" svg:y1="5.345cm" svg:x2="16.155cm" svg:y2="5.345cm">
          <text:p/>
        </draw:line>
        <draw:line draw:style-name="gr11" draw:text-style-name="P3" draw:layer="layout" svg:x1="7.441cm" svg:y1="6.168cm" svg:x2="7.441cm" svg:y2="7.607cm">
          <text:p/>
        </draw:line>
        <draw:line draw:style-name="gr10" draw:text-style-name="P6" draw:layer="layout" svg:x1="9.075cm" svg:y1="6.477cm" svg:x2="9.075cm" svg:y2="7.711cm">
          <text:p/>
        </draw:line>
        <draw:frame draw:style-name="gr9" draw:text-style-name="P5" draw:layer="layout" svg:width="3.267cm" svg:height="0.827cm" svg:x="13.069cm" svg:y="3.392cm">
          <draw:text-box>
            <text:p text:style-name="P4">topics</text:p>
          </draw:text-box>
        </draw:frame>
        <draw:frame draw:style-name="gr12" draw:text-style-name="P5" draw:layer="layout" svg:width="4.538cm" svg:height="0.827cm" svg:x="10.165cm" svg:y="6.58cm">
          <draw:text-box>
            <text:p text:style-name="P4">topics</text:p>
          </draw:text-box>
        </draw:frame>
        <draw:line draw:style-name="gr13" draw:text-style-name="P3" draw:layer="layout" svg:x1="8.531cm" svg:y1="11.207cm" svg:x2="12.343cm" svg:y2="12.955cm">
          <text:p/>
        </draw:line>
        <draw:line draw:style-name="gr14" draw:text-style-name="P3" draw:layer="layout" svg:x1="12.755cm" svg:y1="10.635cm" svg:x2="16.022cm" svg:y2="11.972cm">
          <text:p/>
        </draw:line>
        <draw:frame draw:style-name="gr15" draw:text-style-name="P5" draw:layer="layout" svg:width="4.881cm" svg:height="0.827cm" svg:x="14.158cm" svg:y="13.16cm">
          <draw:text-box>
            <text:p text:style-name="P4">The World</text:p>
          </draw:text-box>
        </draw:frame>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OS Concepts</text:p>
          </draw:text-box>
        </draw:frame>
        <draw:frame presentation:style-name="pr4" draw:layer="layout" svg:width="25.199cm" svg:height="12.179cm" svg:x="1.4cm" svg:y="4.914cm" presentation:class="outline">
          <draw:text-box>
            <text:list text:style-name="L2">
              <text:list-item>
                <text:p>ROS code run in nodes</text:p>
              </text:list-item>
              <text:list-item>
                <text:p>Nodes publish or subcribe to topics</text:p>
              </text:list-item>
              <text:list-item>
                <text:p>ROSCORE is the master node</text:p>
              </text:list-item>
              <text:list-item>
                <text:p>Parameters (constants) can be changed without restarting nodes.</text:p>
              </text:list-item>
              <text:list-item>
                <text:p>An entire ROS data stream can be captured in a BAG file.</text:p>
              </text:list-item>
              <text:list-item>
                <text:p>roslaunch and rosrun start nod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NTRO to ROS II(launch files)</text:p>
          </draw:text-box>
        </draw:frame>
        <draw:frame presentation:style-name="pr4" draw:layer="layout" svg:width="25.199cm" svg:height="12.179cm" svg:x="1.4cm" svg:y="4.914cm" presentation:class="outline">
          <draw:text-box>
            <text:list text:style-name="L2">
              <text:list-item>
                <text:p>This is the bv80bot_map.launch file:</text:p>
              </text:list-item>
            </text:list>
          </draw:text-box>
        </draw:frame>
        <draw:frame draw:style-name="gr16" draw:text-style-name="P8" draw:layer="layout" svg:width="25.953cm" svg:height="16.057cm" svg:x="1.047cm" svg:y="1.036cm">
          <draw:text-box>
            <text:p/>
            <text:p/>
            <text:p/>
            <text:p/>
            <text:p/>
            <text:p/>
            <text:p/>
            <text:p/>
            <text:p/>
            <text:p>&lt;launch&gt;</text:p>
            <text:p/>
            <text:p><text:s text:c="2"/>&lt;node pkg="gmapping" type="slam_gmapping" name="SLAM" args="scan:=/scan map:=/</text:p>
            <text:p>map" &gt;</text:p>
            <text:p><text:s text:c="5"/>&lt;param name="maxUrange" value="5.0" /&gt;</text:p>
            <text:p><text:s text:c="5"/>&lt;param name="maxRange" value="4.8" /&gt;</text:p>
            <text:p><text:s text:c="5"/>&lt;param name="xmin" value="-50.0" /&gt;</text:p>
            <text:p><text:s text:c="5"/>&lt;param name="ymin" value="-50.0" /&gt;</text:p>
            <text:p><text:s text:c="5"/>&lt;param name="xmax" value="50.0" /&gt;</text:p>
            <text:p><text:s text:c="5"/>&lt;param name="ymax" value="50.0" /&gt;</text:p>
            <text:p><text:s text:c="3"/>&lt;/node&gt;</text:p>
            <text:p/>
            <text:p>&lt;/launch&gt;</text:p>
          </draw:text-box>
        </draw:frame>
        <presentation:notes draw:style-name="dp2">
          <draw:page-thumbnail draw:style-name="gr1"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NTRO to ROS II(launch)</text:p>
          </draw:text-box>
        </draw:frame>
        <draw:frame presentation:style-name="pr4" draw:layer="layout" svg:width="25.199cm" svg:height="12.179cm" svg:x="1.4cm" svg:y="4.914cm" presentation:class="outline">
          <draw:text-box>
            <text:list text:style-name="L2">
              <text:list-item>
                <text:p>To launch:</text:p>
              </text:list-item>
              <text:list-item>
                <text:p>roslaunch bv80bot_node bv80bot_map.launch</text:p>
              </text:list-item>
              <text:list-item>
                <text:p>To run just on the bot, we would:</text:p>
              </text:list-item>
              <text:list-item>
                <text:p>Launch base_only launch followed by &amp;</text:p>
              </text:list-item>
              <text:list-item>
                <text:p>Then in the same ssh window:</text:p>
              </text:list-item>
              <text:list-item>
                <text:p>rosrun teleop_twist_keyboard t&lt;tab&gt;</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NTRO to ROS II(concepts)</text:p>
          </draw:text-box>
        </draw:frame>
        <draw:frame presentation:style-name="pr4" draw:layer="layout" svg:width="25.199cm" svg:height="12.179cm" svg:x="1.4cm" svg:y="4.914cm" presentation:class="outline">
          <draw:text-box>
            <text:list text:style-name="L2">
              <text:list-item>
                <text:p>Typically we run the base, map making on the robot, and teleop and rviz on the laptop.</text:p>
              </text:list-item>
              <text:list-item>
                <text:p>On the laptop we must export the ROS_MASTER_URI to the robot’s Pi.</text:p>
              </text:list-item>
              <text:list-item>
                <text:p>roslaunch automatically starts roscore.</text:p>
              </text:list-item>
              <text:list-item>
                <text:p>rostopics list – shows you what topics are running</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7</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9:07:20.981496521</meta:creation-date>
    <dc:date>2017-03-10T16:50:20.226142887</dc:date>
    <meta:editing-duration>PT25M21S</meta:editing-duration>
    <meta:editing-cycles>5</meta:editing-cycles>
    <meta:generator>LibreOffice/5.1.6.2$Linux_X86_64 LibreOffice_project/10m0$Build-2</meta:generator>
    <meta:document-statistic meta:object-count="84"/>
  </office:meta>
</office:document-meta>
</file>